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4000000B4AF0AF37B4BFCD2D9.png" manifest:media-type="image/png"/>
  <manifest:file-entry manifest:full-path="Pictures/10000000000000970000009773E2A87A39018CF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2b620d" officeooo:paragraph-rsid="002b620d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text-underline-style="solid" style:text-underline-width="auto" style:text-underline-color="font-color" officeooo:rsid="0024ae0c" style:font-size-asian="10pt" style:font-size-complex="10pt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33ba3b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0pt" officeooo:rsid="0033ba3b" officeooo:paragraph-rsid="0033ba3b" style:font-size-asian="10pt" style:font-size-complex="10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0pt" officeooo:paragraph-rsid="002061fe" style:font-size-asian="10pt" style:font-size-complex="10pt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Arial" fo:font-size="10pt" officeooo:paragraph-rsid="0034c622" style:font-size-asian="10pt" style:font-size-complex="10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0pt" officeooo:rsid="0034c622" officeooo:paragraph-rsid="0034c622" style:font-size-asian="10pt" style:font-size-complex="10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0pt" officeooo:rsid="0034c622" officeooo:paragraph-rsid="0035a7cc" style:font-size-asian="10pt" style:font-size-complex="10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" fo:font-size="10pt" officeooo:rsid="0035a7cc" officeooo:paragraph-rsid="0035a7cc" style:font-size-asian="10pt" style:font-size-complex="10pt"/>
    </style:style>
    <style:style style:name="P12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Arial" fo:font-size="10pt" officeooo:rsid="00387c5f" officeooo:paragraph-rsid="00387c5f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officeooo:rsid="0026f584"/>
    </style:style>
    <style:style style:name="T3" style:family="text">
      <style:text-properties style:font-name="Arial" officeooo:rsid="0024ae0c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10pt" officeooo:rsid="002d5ace" style:font-size-asian="10pt" style:font-size-complex="10pt"/>
    </style:style>
    <style:style style:name="T6" style:family="text">
      <style:text-properties style:font-name="Arial" fo:font-size="10pt" officeooo:rsid="0024ae0c" style:font-size-asian="10pt" style:font-size-complex="10pt"/>
    </style:style>
    <style:style style:name="T7" style:family="text">
      <style:text-properties style:font-name="Arial" fo:font-size="10pt" officeooo:rsid="0033ba3b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officeooo:rsid="0024ae0c" style:font-size-asian="10pt" style:font-size-complex="10pt"/>
    </style:style>
    <style:style style:name="T9" style:family="text">
      <style:text-properties style:font-name="Arial" officeooo:rsid="00313cc1"/>
    </style:style>
    <style:style style:name="T10" style:family="text">
      <style:text-properties style:font-name="Arial" officeooo:rsid="0033ba3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3ba3b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3ba3b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3ba3b" style:font-style-asian="normal" style:font-style-complex="normal"/>
    </style:style>
    <style:style style:name="T17" style:family="text">
      <style:text-properties officeooo:rsid="0034c622"/>
    </style:style>
    <style:style style:name="T18" style:family="text">
      <style:text-properties officeooo:rsid="0035a7cc"/>
    </style:style>
    <style:style style:name="T19" style:family="text">
      <style:text-properties officeooo:rsid="0033ba3b"/>
    </style:style>
    <style:style style:name="T20" style:family="text">
      <style:text-properties officeooo:rsid="003c1b65"/>
    </style:style>
    <style:style style:name="T21" style:family="text">
      <style:text-properties officeooo:rsid="003c21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3"><text:span text:style-name="T2">ACTIVIDAD</text:span><text:span text:style-name="T9"> </text:span><text:span text:style-name="T10">3</text:span><text:span text:style-name="T9"> </text:span><text:span text:style-name="T1">: </text:span><text:span text:style-name="T3"><text:s text:c="2"/></text:span><text:span text:style-name="T10">CIFRADO DE DATOS</text:span></text:p>
      <text:p text:style-name="P4"/>
      <text:p text:style-name="P4"/>
      <text:list xml:id="list267564496" text:style-name="L1">
        <text:list-item>
          <text:p text:style-name="P5"><text:span text:style-name="T8">Recurso</text:span><text:span text:style-name="T6">: <text:s/></text:span><text:span text:style-name="T4">VM CyberOps Workstation</text:span></text:p>
        </text:list-item>
        <text:list-item>
          <text:p text:style-name="P5"><text:span text:style-name="T8">Instrucciones</text:span><text:span text:style-name="T6">: E</text:span><text:span text:style-name="T5">ntregar en la plataforma de Netacad un único documento en formato .pdf con <text:s/>captura</text:span><text:span text:style-name="T7">s</text:span><text:span text:style-name="T5"> de pantalla y los comentarios correspondientes</text:span><text:span text:style-name="T7">,</text:span><text:span text:style-name="T5"> por cada uno de los puntos del enunciado.</text:span></text:p>
        </text:list-item>
      </text:list>
      <text:p text:style-name="P1"/>
      <text:p text:style-name="P1"/>
      <text:p text:style-name="P2">Usando como la máquina virtual CyberOps Workstation del curso resolver las siguientes cuestiones:</text:p>
      <text:p text:style-name="P1"/>
      <text:list xml:id="list4113130062" text:style-name="L2">
        <text:list-item>
          <text:p text:style-name="P6">Crear un fichero de texto llamado <text:span text:style-name="T13">carta.txt </text:span><text:s/>en el escritorio del usuario <text:span text:style-name="T13">analyst</text:span><text:span text:style-name="T15">, que contenga la frase </text:span><text:span text:style-name="T11">"HOLA MUNDO"</text:span></text:p>
        </text:list-item>
        <text:list-item>
          <text:p text:style-name="P7"><text:span text:style-name="T19">Cifrar con AES el fichero de texto </text:span><text:span text:style-name="T12">carta.txt </text:span><text:span text:style-name="T16">mediante</text:span><text:span text:style-name="T19"> </text:span>OpenSSL</text:p>
        </text:list-item>
        <text:list-item>
          <text:p text:style-name="P9">Mostrar, de forma legible, el contenido del fichero ya cifrado</text:p>
        </text:list-item>
        <text:list-item>
          <text:p text:style-name="P9">Descifrar el fichero y mostrar el contenido ya descifrado</text:p>
        </text:list-item>
        <text:list-item>
          <text:p text:style-name="P11">¿Cuál es la utilidad de cifrar un fichero?</text:p>
          <text:p text:style-name="P11"/>
        </text:list-item>
        <text:list-item>
          <text:p text:style-name="P8"><text:span text:style-name="T17">Generar un hash, usando </text:span><text:span text:style-name="T20">el algoritmo</text:span><text:span text:style-name="T17"> </text:span><text:span text:style-name="T20">SHA2 de 256 bits,</text:span><text:span text:style-name="T17"> </text:span><text:span text:style-name="T20">de</text:span><text:span text:style-name="T17"> </text:span><text:span text:style-name="T14">carta.txt</text:span><text:span text:style-name="T17"> <text:s/>mediante OpenSSL</text:span></text:p>
        </text:list-item>
        <text:list-item>
          <text:p text:style-name="P10">Modificar el contenido de <text:span text:style-name="T14">carta.txt</text:span> <text:span text:style-name="T18">añadiendo un signo de exclamación al final de la frase</text:span></text:p>
        </text:list-item>
        <text:list-item>
          <text:p text:style-name="P11">Volver a g<text:span text:style-name="T17">enerar un hash usando </text:span><text:span text:style-name="T21">SHA2 de 256 bits</text:span><text:span text:style-name="T17"> de </text:span><text:span text:style-name="T14">carta.txt</text:span><text:span text:style-name="T17"> <text:s/>mediante OpenSSL</text:span></text:p>
        </text:list-item>
        <text:list-item>
          <text:p text:style-name="P12">¿Son iguales los HASH generados?</text:p>
        </text:list-item>
        <text:list-item>
          <text:p text:style-name="P11"><text:span text:style-name="T17">¿</text:span>Cuál es la utilidad de hacer un hash de un fichero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01cm" fo:margin-right="0cm" fo:margin-top="0.101cm" fo:margin-bottom="0.101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paragraph" svg:x="13.31cm" svg:y="-2cm" svg:width="3.995cm" svg:height="3.995cm" draw:z-index="0"><draw:image xlink:href="Pictures/10000000000000970000009773E2A87A39018CFD.png" xlink:type="simple" xlink:show="embed" xlink:actuate="onLoad" draw:mime-type="image/png"/></draw:frame><draw:frame draw:style-name="Mfr1" draw:name="Imagen4" text:anchor-type="paragraph" svg:x="1.595cm" svg:y="-2cm" svg:width="4.763cm" svg:height="4.763cm" draw:z-index="1"><draw:image xlink:href="Pictures/10000000000000B4000000B4AF0AF37B4BFCD2D9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1-16T17:22:00</meta:creation-date>
    <dc:date>2021-05-11T18:59:16.280000000</dc:date>
    <meta:editing-duration>PT9H42M21S</meta:editing-duration>
    <meta:editing-cycles>20</meta:editing-cycles>
    <meta:generator>LibreOffice/7.1.2.2$Windows_X86_64 LibreOffice_project/8a45595d069ef5570103caea1b71cc9d82b2aae4</meta:generator>
    <meta:initial-creator>Daniele Paolo Alberghetti</meta:initial-creator>
    <meta:document-statistic meta:table-count="0" meta:image-count="2" meta:object-count="0" meta:page-count="1" meta:paragraph-count="14" meta:word-count="179" meta:character-count="1052" meta:non-whitespace-character-count="892"/>
  </office:meta>
</office:document-meta>
</file>